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marker-start="Arrow" draw:marker-start-width="0.3cm" draw:marker-end="Arrow" draw:marker-end-width="0.3cm" draw:fill="solid" draw:fill-color="#c0c0c0" draw:textarea-vertical-align="middl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6.9cm" svg:height="1.2cm" svg:x="1.8cm" svg:y="2.3cm">
          <text:p text:style-name="P1">6/24<text:tab/><text:tab/><text:tab/>7/1<text:tab/><text:tab/><text:tab/>7/8<text:tab/><text:tab/><text:tab/>7/15<text:tab/><text:tab/><text:tab/>7/2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cm" svg:height="8.4cm" svg:x="1.8cm" svg:y="3.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8cm" svg:y1="4.95cm" svg:x2="3.9cm" svg:y2="4.95cm">
          <text:p/>
        </draw:line>
        <draw:line draw:style-name="gr3" draw:text-style-name="P2" draw:layer="layout" svg:x1="3.8cm" svg:y1="7.35cm" svg:x2="6.3cm" svg:y2="7.35cm">
          <text:p/>
        </draw:line>
        <draw:line draw:style-name="gr3" draw:text-style-name="P2" draw:layer="layout" svg:x1="5.5cm" svg:y1="9.7cm" svg:x2="8.8cm" svg:y2="9.7cm">
          <text:p/>
        </draw:line>
        <draw:line draw:style-name="gr3" draw:text-style-name="P2" draw:layer="layout" svg:x1="7.8cm" svg:y1="4.95cm" svg:x2="17.1cm" svg:y2="4.95cm">
          <text:p/>
        </draw:line>
        <draw:line draw:style-name="gr3" draw:text-style-name="P2" draw:layer="layout" svg:x1="10.3cm" svg:y1="7.35cm" svg:x2="12.9cm" svg:y2="7.35cm">
          <text:p/>
        </draw:line>
        <draw:line draw:style-name="gr3" draw:text-style-name="P2" draw:layer="layout" svg:x1="12.9cm" svg:y1="7.35cm" svg:x2="17.1cm" svg:y2="7.35cm">
          <text:p/>
        </draw:line>
        <draw:custom-shape draw:style-name="gr4" draw:text-style-name="P2" draw:layer="layout" svg:width="3cm" svg:height="1.6cm" svg:x="1.9cm" svg:y="5.2cm">
          <text:p text:style-name="P2">開発計画書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7cm" svg:height="1.3cm" svg:x="3.8cm" svg:y="7.9cm">
          <text:p text:style-name="P2">基本設計書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9cm" svg:height="1.3cm" svg:x="5.3cm" svg:y="10.1cm">
          <text:p text:style-name="P2">詳細設計書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3cm" svg:height="1.3cm" svg:x="8.3cm" svg:y="5.1cm">
          <text:p text:style-name="P2">プログラミング、デバッグ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cm" svg:height="1cm" svg:x="10.1cm" svg:y="7.9cm">
          <text:p text:style-name="P2">テスト計画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9cm" svg:height="0.9cm" svg:x="13.2cm" svg:y="7.9cm">
          <text:p text:style-name="P2">テスト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MS PMincho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7T11:18:13.163626000</meta:creation-date>
    <dc:date>2014-06-27T11:29:16.309593000</dc:date>
    <meta:editing-duration>P0D</meta:editing-duration>
    <meta:editing-cycles>1</meta:editing-cycles>
    <meta:document-statistic meta:object-count="14"/>
    <meta:generator>LibreOffice/4.1.4.2$MacOSX_x86 LibreOffice_project/0a0440ccc0227ad9829de5f46be37cfb6edcf72</meta:generator>
  </office:meta>
</office:document-meta>
</file>